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_IES_CURSO</text:p>
          </table:table-cell>
          <table:table-cell office:value-type="string" calcext:value-type="string">
            <text:p>desc_cargo</text:p>
          </table:table-cell>
          <table:table-cell office:value-type="string" calcext:value-type="string">
            <text:p>desc_grau_academico</text:p>
          </table:table-cell>
          <table:table-cell office:value-type="string" calcext:value-type="string">
            <text:p>desc_periodo</text:p>
          </table:table-cell>
          <table:table-cell office:value-type="string" calcext:value-type="string">
            <text:p>desc_cidade</text:p>
          </table:table-cell>
          <table:table-cell office:value-type="string" calcext:value-type="string">
            <text:p>codg_cargo</text:p>
          </table:table-cell>
          <table:table-cell office:value-type="string" calcext:value-type="string">
            <text:p>NUMR_Vagas</text:p>
          </table:table-cell>
          <table:table-cell office:value-type="string" calcext:value-type="string">
            <text:p>DS_TURNO</text:p>
          </table:table-cell>
          <table:table-cell office:value-type="string" calcext:value-type="string">
            <text:p>NUMR_Grupo</text:p>
          </table:table-cell>
          <table:table-cell office:value-type="string" calcext:value-type="string">
            <text:p>codg_turno</text:p>
          </table:table-cell>
          <table:table-cell office:value-type="string" calcext:value-type="string">
            <text:p>DESC_REGIONAL</text:p>
          </table:table-cell>
        </table:table-row>
        <table:table-row table:style-name="ro1">
          <table:table-cell office:value-type="float" office:value="333333" calcext:value-type="float">
            <text:p>333333</text:p>
          </table:table-cell>
          <table:table-cell office:value-type="string" calcext:value-type="string">
            <text:p>ENGENHARIA DE MATERIAI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A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US APARECIDA DE GOIÂNIA</text:p>
          </table:table-cell>
        </table:table-row>
        <table:table-row table:style-name="ro1">
          <table:table-cell office:value-type="float" office:value="121934" calcext:value-type="float">
            <text:p>121934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C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GOIÁS</text:p>
          </table:table-cell>
        </table:table-row>
        <table:table-row table:style-name="ro1">
          <table:table-cell office:value-type="float" office:value="1111225" calcext:value-type="float">
            <text:p>1111225</text:p>
          </table:table-cell>
          <table:table-cell office:value-type="string" calcext:value-type="string">
            <text:p>ZOOTECN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555555" calcext:value-type="float">
            <text:p>555555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C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GOIÁS</text:p>
          </table:table-cell>
        </table:table-row>
        <table:table-row table:style-name="ro1">
          <table:table-cell office:value-type="float" office:value="121932" calcext:value-type="float">
            <text:p>121932</text:p>
          </table:table-cell>
          <table:table-cell office:value-type="string" calcext:value-type="string">
            <text:p>SERVIÇO SOCIAL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C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GOIÁS</text:p>
          </table:table-cell>
        </table:table-row>
        <table:table-row table:style-name="ro1">
          <table:table-cell office:value-type="float" office:value="5000922" calcext:value-type="float">
            <text:p>5000922</text:p>
          </table:table-cell>
          <table:table-cell office:value-type="string" calcext:value-type="string">
            <text:p>ABI - CIÊNCIAS SOCIAIS</text:p>
          </table:table-cell>
          <table:table-cell office:value-type="string" calcext:value-type="string">
            <text:p>Área Básica de Ingresso (ABI)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5000924" calcext:value-type="float">
            <text:p>5000924</text:p>
          </table:table-cell>
          <table:table-cell office:value-type="string" calcext:value-type="string">
            <text:p>ABI - FILOSOFIA</text:p>
          </table:table-cell>
          <table:table-cell office:value-type="string" calcext:value-type="string">
            <text:p>Área Básica de Ingresso (ABI)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5000925" calcext:value-type="float">
            <text:p>5000925</text:p>
          </table:table-cell>
          <table:table-cell office:value-type="string" calcext:value-type="string">
            <text:p>ABI - MATEMÁTICA</text:p>
          </table:table-cell>
          <table:table-cell office:value-type="string" calcext:value-type="string">
            <text:p>Área Básica de Ingresso (ABI)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G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PERTI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5000926" calcext:value-type="float">
            <text:p>5000926</text:p>
          </table:table-cell>
          <table:table-cell office:value-type="string" calcext:value-type="string">
            <text:p>ABI - PSICOLOGIA</text:p>
          </table:table-cell>
          <table:table-cell office:value-type="string" calcext:value-type="string">
            <text:p>Área Básica de Ingresso (ABI)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90047" calcext:value-type="float">
            <text:p>90047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URN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4097" calcext:value-type="float">
            <text:p>14097</text:p>
          </table:table-cell>
          <table:table-cell office:value-type="string" calcext:value-type="string">
            <text:p>AGRONOM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R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22584" calcext:value-type="float">
            <text:p>122584</text:p>
          </table:table-cell>
          <table:table-cell office:value-type="string" calcext:value-type="string">
            <text:p>ARQUITETURA E URBANISM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300254" calcext:value-type="float">
            <text:p>1300254</text:p>
          </table:table-cell>
          <table:table-cell office:value-type="string" calcext:value-type="string">
            <text:p>ENGENHARIA DE PRODUÇÃ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A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APARECIDA DE GOIÂNIA</text:p>
          </table:table-cell>
        </table:table-row>
        <table:table-row table:style-name="ro1">
          <table:table-cell office:value-type="float" office:value="21990" calcext:value-type="float">
            <text:p>21990</text:p>
          </table:table-cell>
          <table:table-cell office:value-type="string" calcext:value-type="string">
            <text:p>ARTES VISUAIS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39903" calcext:value-type="float">
            <text:p>39903</text:p>
          </table:table-cell>
          <table:table-cell office:value-type="string" calcext:value-type="string">
            <text:p>ARTES VISUAI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4104" calcext:value-type="float">
            <text:p>14104</text:p>
          </table:table-cell>
          <table:table-cell office:value-type="string" calcext:value-type="string">
            <text:p>BIBLIOTECONOM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74345" calcext:value-type="float">
            <text:p>74345</text:p>
          </table:table-cell>
          <table:table-cell office:value-type="string" calcext:value-type="string">
            <text:p>BIOMEDICIN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110643" calcext:value-type="float">
            <text:p>1110643</text:p>
          </table:table-cell>
          <table:table-cell office:value-type="string" calcext:value-type="string">
            <text:p>BIOTECNOLOG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1">
          <table:table-cell office:value-type="float" office:value="1084192" calcext:value-type="float">
            <text:p>1084192</text:p>
          </table:table-cell>
          <table:table-cell office:value-type="string" calcext:value-type="string">
            <text:p>CIÊNCIAS AMBIENTAI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4089" calcext:value-type="float">
            <text:p>14089</text:p>
          </table:table-cell>
          <table:table-cell office:value-type="string" calcext:value-type="string">
            <text:p>CIÊNCIAS BIOLÓGICAS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4089" calcext:value-type="float">
            <text:p>14089</text:p>
          </table:table-cell>
          <table:table-cell office:value-type="string" calcext:value-type="string">
            <text:p>CIÊNCIAS BIOLÓGICAS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314089" calcext:value-type="float">
            <text:p>314089</text:p>
          </table:table-cell>
          <table:table-cell office:value-type="string" calcext:value-type="string">
            <text:p>CIÊNCIAS BIOLÓGICA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90202" calcext:value-type="float">
            <text:p>90202</text:p>
          </table:table-cell>
          <table:table-cell office:value-type="string" calcext:value-type="string">
            <text:p>CIÊNCIAS CONTÁBEI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313291" calcext:value-type="float">
            <text:p>1313291</text:p>
          </table:table-cell>
          <table:table-cell office:value-type="string" calcext:value-type="string">
            <text:p>ENGENHARIA DE TRANSPORTE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A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APARECIDA DE GOIÂNIA</text:p>
          </table:table-cell>
        </table:table-row>
        <table:table-row table:style-name="ro1">
          <table:table-cell office:value-type="float" office:value="90202" calcext:value-type="float">
            <text:p>90202</text:p>
          </table:table-cell>
          <table:table-cell office:value-type="string" calcext:value-type="string">
            <text:p>CIÊNCIAS CONTÁBEI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4098" calcext:value-type="float">
            <text:p>14098</text:p>
          </table:table-cell>
          <table:table-cell office:value-type="string" calcext:value-type="string">
            <text:p>CIÊNCIAS DA COMPUTAÇÃ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80638" calcext:value-type="float">
            <text:p>80638</text:p>
          </table:table-cell>
          <table:table-cell office:value-type="string" calcext:value-type="string">
            <text:p>CIÊNCIAS ECONÔMICA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80638" calcext:value-type="float">
            <text:p>80638</text:p>
          </table:table-cell>
          <table:table-cell office:value-type="string" calcext:value-type="string">
            <text:p>CIÊNCIAS ECONÔMICA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113007" calcext:value-type="float">
            <text:p>1113007</text:p>
          </table:table-cell>
          <table:table-cell office:value-type="string" calcext:value-type="string">
            <text:p>CIÊNCIAS SOCIAIS - POLÍTICAS POLÍTICAS PÚBLICA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8953" calcext:value-type="float">
            <text:p>18953</text:p>
          </table:table-cell>
          <table:table-cell office:value-type="string" calcext:value-type="string">
            <text:p>COMUNICAÇÃO SOCIAL - PUBLICIDADE E PROPAGAND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GO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PERTIN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151198" calcext:value-type="float">
            <text:p>1151198</text:p>
          </table:table-cell>
          <table:table-cell office:value-type="string" calcext:value-type="string">
            <text:p>DANÇ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178874" calcext:value-type="float">
            <text:p>1178874</text:p>
          </table:table-cell>
          <table:table-cell office:value-type="string" calcext:value-type="string">
            <text:p>DESIGN DE AMBIENTE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string" calcext:value-type="string">
            <text:p>DESIGN DE MOD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188875" calcext:value-type="float">
            <text:p>1188875</text:p>
          </table:table-cell>
          <table:table-cell office:value-type="string" calcext:value-type="string">
            <text:p>DESIGN GRÁFIC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GO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PERTI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313290" calcext:value-type="float">
            <text:p>1313290</text:p>
          </table:table-cell>
          <table:table-cell office:value-type="string" calcext:value-type="string">
            <text:p>GEOLOG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A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APARECIDA DE GOIÂNIA</text:p>
          </table:table-cell>
        </table:table-row>
        <table:table-row table:style-name="ro1">
          <table:table-cell office:value-type="float" office:value="1135939" calcext:value-type="float">
            <text:p>1135939</text:p>
          </table:table-cell>
          <table:table-cell office:value-type="string" calcext:value-type="string">
            <text:p>DIREÇÃO DE ARTE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GO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PERTI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4109" calcext:value-type="float">
            <text:p>14109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1">
          <table:table-cell office:value-type="float" office:value="14109" calcext:value-type="float">
            <text:p>14109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1">
          <table:table-cell office:value-type="float" office:value="1135935" calcext:value-type="float">
            <text:p>1135935</text:p>
          </table:table-cell>
          <table:table-cell office:value-type="string" calcext:value-type="string">
            <text:p>ECOLOGIA E ANÁLISE AMBIENTAL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5001637" calcext:value-type="float">
            <text:p>5001637</text:p>
          </table:table-cell>
          <table:table-cell office:value-type="string" calcext:value-type="string">
            <text:p>EDUCAÇÃO FÍSICA</text:p>
          </table:table-cell>
          <table:table-cell office:value-type="string" calcext:value-type="string">
            <text:p>Área Básica de Ingresso (ABI)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4091" calcext:value-type="float">
            <text:p>14091</text:p>
          </table:table-cell>
          <table:table-cell office:value-type="string" calcext:value-type="string">
            <text:p>ENFERMAGEM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1">
          <table:table-cell office:value-type="float" office:value="123496" calcext:value-type="float">
            <text:p>123496</text:p>
          </table:table-cell>
          <table:table-cell office:value-type="string" calcext:value-type="string">
            <text:p>ENGENHARIA AMBIENTAL E SANITÁR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1">
          <table:table-cell office:value-type="float" office:value="14099" calcext:value-type="float">
            <text:p>14099</text:p>
          </table:table-cell>
          <table:table-cell office:value-type="string" calcext:value-type="string">
            <text:p>ENGENHARIA CIVIL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1">
          <table:table-cell office:value-type="float" office:value="20809" calcext:value-type="float">
            <text:p>20809</text:p>
          </table:table-cell>
          <table:table-cell office:value-type="string" calcext:value-type="string">
            <text:p>ENGENHARIA DE ALIMENTO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8952" calcext:value-type="float">
            <text:p>18952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1">
          <table:table-cell office:value-type="float" office:value="5001241" calcext:value-type="float">
            <text:p>5001241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C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GOIÁS</text:p>
          </table:table-cell>
        </table:table-row>
        <table:table-row table:style-name="ro1">
          <table:table-cell office:value-type="float" office:value="121570" calcext:value-type="float">
            <text:p>121570</text:p>
          </table:table-cell>
          <table:table-cell office:value-type="string" calcext:value-type="string">
            <text:p>ENGENHARIA DE SOFTWARE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string" calcext:value-type="string">
            <text:p>ENGENHARIA ELÉTRIC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1">
          <table:table-cell office:value-type="float" office:value="1188897" calcext:value-type="float">
            <text:p>1188897</text:p>
          </table:table-cell>
          <table:table-cell office:value-type="string" calcext:value-type="string">
            <text:p>ENGENHARIA FÍSIC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23425" calcext:value-type="float">
            <text:p>123425</text:p>
          </table:table-cell>
          <table:table-cell office:value-type="string" calcext:value-type="string">
            <text:p>ENGENHARIA FLORESTAL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23860" calcext:value-type="float">
            <text:p>123860</text:p>
          </table:table-cell>
          <table:table-cell office:value-type="string" calcext:value-type="string">
            <text:p>ENGENHARIA MECÂNIC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1">
          <table:table-cell office:value-type="float" office:value="122843" calcext:value-type="float">
            <text:p>122843</text:p>
          </table:table-cell>
          <table:table-cell office:value-type="string" calcext:value-type="string">
            <text:p>ENGENHARIA QUÍMIC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21481" calcext:value-type="float">
            <text:p>121481</text:p>
          </table:table-cell>
          <table:table-cell office:value-type="string" calcext:value-type="string">
            <text:p>ESTATÍSTIC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4092" calcext:value-type="float">
            <text:p>14092</text:p>
          </table:table-cell>
          <table:table-cell office:value-type="string" calcext:value-type="string">
            <text:p>FARMÁC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1">
          <table:table-cell office:value-type="float" office:value="1113012" calcext:value-type="float">
            <text:p>1113012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315863" calcext:value-type="float">
            <text:p>1315863</text:p>
          </table:table-cell>
          <table:table-cell office:value-type="string" calcext:value-type="string">
            <text:p>ARQUITETURA E URBANISM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C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GOIÁS</text:p>
          </table:table-cell>
        </table:table-row>
        <table:table-row table:style-name="ro1">
          <table:table-cell office:value-type="float" office:value="1113044" calcext:value-type="float">
            <text:p>1113044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113043" calcext:value-type="float">
            <text:p>1113043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113044" calcext:value-type="float">
            <text:p>1113044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188878" calcext:value-type="float">
            <text:p>1188878</text:p>
          </table:table-cell>
          <table:table-cell office:value-type="string" calcext:value-type="string">
            <text:p>FÍSICA MÉDIC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595472" calcext:value-type="float">
            <text:p>1595472</text:p>
          </table:table-cell>
          <table:table-cell office:value-type="string" calcext:value-type="string">
            <text:p>FISIOTERAP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314102" calcext:value-type="float">
            <text:p>314102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4102" calcext:value-type="float">
            <text:p>14102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4102" calcext:value-type="float">
            <text:p>14102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152529" calcext:value-type="float">
            <text:p>1152529</text:p>
          </table:table-cell>
          <table:table-cell office:value-type="string" calcext:value-type="string">
            <text:p>GESTÃO DA INFORMAÇÃ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314112" calcext:value-type="float">
            <text:p>314112</text:p>
          </table:table-cell>
          <table:table-cell office:value-type="string" calcext:value-type="string">
            <text:p>HISTÓRI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27673" calcext:value-type="float">
            <text:p>27673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C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GOIÁS</text:p>
          </table:table-cell>
        </table:table-row>
        <table:table-row table:style-name="ro1">
          <table:table-cell office:value-type="float" office:value="314112" calcext:value-type="float">
            <text:p>314112</text:p>
          </table:table-cell>
          <table:table-cell office:value-type="string" calcext:value-type="string">
            <text:p>HISTÓRI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999999" calcext:value-type="float">
            <text:p>999999</text:p>
          </table:table-cell>
          <table:table-cell office:value-type="string" calcext:value-type="string">
            <text:p>INTELIGÊNCIA ARTIFICIAL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4106" calcext:value-type="float">
            <text:p>14106</text:p>
          </table:table-cell>
          <table:table-cell office:value-type="string" calcext:value-type="string">
            <text:p>JORNALISM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120209" calcext:value-type="float">
            <text:p>1120209</text:p>
          </table:table-cell>
          <table:table-cell office:value-type="string" calcext:value-type="string">
            <text:p>LETRAS - LIBRAS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86444" calcext:value-type="float">
            <text:p>86444</text:p>
          </table:table-cell>
          <table:table-cell office:value-type="string" calcext:value-type="string">
            <text:p>LETRAS: ESPANHOL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86448" calcext:value-type="float">
            <text:p>86448</text:p>
          </table:table-cell>
          <table:table-cell office:value-type="string" calcext:value-type="string">
            <text:p>LETRAS: ESTUDOS LITERÁRIO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GO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PERTINO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86445" calcext:value-type="float">
            <text:p>86445</text:p>
          </table:table-cell>
          <table:table-cell office:value-type="string" calcext:value-type="string">
            <text:p>LETRAS: FRANCÊS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86446" calcext:value-type="float">
            <text:p>86446</text:p>
          </table:table-cell>
          <table:table-cell office:value-type="string" calcext:value-type="string">
            <text:p>LETRAS: INGLÊS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86447" calcext:value-type="float">
            <text:p>86447</text:p>
          </table:table-cell>
          <table:table-cell office:value-type="string" calcext:value-type="string">
            <text:p>LETRAS: LINGUÍSTIC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GO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PERTI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44485" calcext:value-type="float">
            <text:p>44485</text:p>
          </table:table-cell>
          <table:table-cell office:value-type="string" calcext:value-type="string">
            <text:p>LETRAS: PORTUGUÊS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GO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PERTI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293028" calcext:value-type="float">
            <text:p>1293028</text:p>
          </table:table-cell>
          <table:table-cell office:value-type="string" calcext:value-type="string">
            <text:p>EDUCAÇÃO DO CAMPO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C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GOIÁS</text:p>
          </table:table-cell>
        </table:table-row>
        <table:table-row table:style-name="ro1">
          <table:table-cell office:value-type="float" office:value="44485" calcext:value-type="float">
            <text:p>44485</text:p>
          </table:table-cell>
          <table:table-cell office:value-type="string" calcext:value-type="string">
            <text:p>LETRAS: PORTUGUÊS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131697" calcext:value-type="float">
            <text:p>1131697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4093" calcext:value-type="float">
            <text:p>14093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1">
          <table:table-cell office:value-type="float" office:value="14094" calcext:value-type="float">
            <text:p>14094</text:p>
          </table:table-cell>
          <table:table-cell office:value-type="string" calcext:value-type="string">
            <text:p>MEDICINA VETERINÁR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R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110644" calcext:value-type="float">
            <text:p>1110644</text:p>
          </table:table-cell>
          <table:table-cell office:value-type="string" calcext:value-type="string">
            <text:p>MUSEOLOG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111226" calcext:value-type="float">
            <text:p>1111226</text:p>
          </table:table-cell>
          <table:table-cell office:value-type="string" calcext:value-type="string">
            <text:p>MÚSICA - EDUCAÇÃO MUSICAL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111226" calcext:value-type="float">
            <text:p>1111226</text:p>
          </table:table-cell>
          <table:table-cell office:value-type="string" calcext:value-type="string">
            <text:p>MÚSICA - EDUCAÇÃO MUSICAL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string" calcext:value-type="string">
            <text:p>MUSICOTERAP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4095" calcext:value-type="float">
            <text:p>14095</text:p>
          </table:table-cell>
          <table:table-cell office:value-type="string" calcext:value-type="string">
            <text:p>NUTRIÇÃ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1">
          <table:table-cell office:value-type="float" office:value="14096" calcext:value-type="float">
            <text:p>14096</text:p>
          </table:table-cell>
          <table:table-cell office:value-type="string" calcext:value-type="string">
            <text:p>ODONTOLOG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1">
          <table:table-cell office:value-type="float" office:value="5001248" calcext:value-type="float">
            <text:p>5001248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C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GOIÁS</text:p>
          </table:table-cell>
        </table:table-row>
        <table:table-row table:style-name="ro1">
          <table:table-cell office:value-type="float" office:value="21992" calcext:value-type="float">
            <text:p>21992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21992" calcext:value-type="float">
            <text:p>21992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314118" calcext:value-type="float">
            <text:p>314118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113070" calcext:value-type="float">
            <text:p>1113070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113070" calcext:value-type="float">
            <text:p>1113070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188874" calcext:value-type="float">
            <text:p>1188874</text:p>
          </table:table-cell>
          <table:table-cell office:value-type="string" calcext:value-type="string">
            <text:p>RELAÇÕES INTERNACIONAI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4108" calcext:value-type="float">
            <text:p>14108</text:p>
          </table:table-cell>
          <table:table-cell office:value-type="string" calcext:value-type="string">
            <text:p>RELAÇÕES PÚBLICA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23429" calcext:value-type="float">
            <text:p>123429</text:p>
          </table:table-cell>
          <table:table-cell office:value-type="string" calcext:value-type="string">
            <text:p>SISTEMAS DE INFORMAÇÃ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21989" calcext:value-type="float">
            <text:p>21989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GO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PERTI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ÂMPUS SAMAMBAIA</text:p>
          </table:table-cell>
        </table:table-row>
        <table:table-row table:style-name="ro1">
          <table:table-cell office:value-type="float" office:value="1314314" calcext:value-type="float">
            <text:p>1314314</text:p>
          </table:table-cell>
          <table:table-cell office:value-type="string" calcext:value-type="string">
            <text:p>TRADUÇÃO E INTERPRETAÇÃO EM LETRAS LIBRAS PORTUGUÊ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UR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16:08:50.0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2-12-15T16:09:16.026000000</dc:date>
    <meta:editing-duration>PT26S</meta:editing-duration>
    <meta:editing-cycles>1</meta:editing-cycles>
    <meta:document-statistic meta:table-count="1" meta:cell-count="1100" meta:object-count="0"/>
  </office:meta>
</office:document-meta>
</file>